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ntyty</text:p>
          </table:table-cell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4">11/24/2022</text:date>, <text:time>10:0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4T10:07:24.71</meta:creation-date>
    <dc:date>2022-11-24T10:08:57.76</dc:date>
    <meta:editing-duration>PT1M35S</meta:editing-duration>
    <meta:editing-cycles>1</meta:editing-cycles>
    <meta:document-statistic meta:table-count="3" meta:cell-count="14" meta:object-count="0"/>
    <meta:generator>OpenOffice/4.1.13$Win32 OpenOffice.org_project/4113m1$Build-9810</meta:generator>
  </office:meta>
</office:document-meta>
</file>